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Liverigh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30, 1891</text:p>
      <text:p text:style-name="P5">Month<text:tab/><text:tab/><text:tab/><text:tab/><text:tab/><text:tab/>Octo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LIVERIGHT, GREENEWALD &amp; CO./</text:p>
      <text:p text:style-name="P2">BOYS CLOTHING/</text:p>
      <text:p text:style-name="P2">MANUFACTURERS/</text:p>
      <text:p text:style-name="P2">45 North 3rd St./</text:p>
      <text:p text:style-name="P2">PHILADELPHIA./</text:p>
      <text:p text:style-name="P3">Philadelphia, Oct 30 1891/</text:p>
      <text:p text:style-name="P2">My dear Doctor,/</text:p>
      <text:p text:style-name="P2"><text:tab/>Mrs Liveright requests/ me to thank you very much/ for the copy of the words you/ spoke at our sister Fredora's/ wedding. <text:s/>I join her in this/ as I consider this short adress[sic!]/ to contain the most beautiful thoughts/ &amp; words I have ever heard/ I have had it printed as/ several other guests at the/ wedding desired a copy./ <text:s/>Yours very truly/ S. Liverigh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4:43:26.25</meta:creation-date>
    <dc:date>2011-11-28T14:48:05.26</dc:date>
    <dc:creator>Penn Libraries</dc:creator>
    <meta:editing-duration>PT00H04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48" meta:character-count="1755"/>
  </office:meta>
</office:document-meta>
</file>